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079ad7" officeooo:paragraph-rsid="00079ad7" style:font-size-asian="25pt" style:font-size-complex="25pt"/>
    </style:style>
    <style:style style:name="P2" style:family="paragraph" style:parent-style-name="Standard">
      <style:paragraph-properties fo:text-align="end" style:justify-single-word="false"/>
      <style:text-properties fo:font-size="15pt" officeooo:rsid="00079ad7" officeooo:paragraph-rsid="00079ad7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79ad7" officeooo:paragraph-rsid="00079ad7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901a1" officeooo:paragraph-rsid="000901a1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officeooo:paragraph-rsid="000901a1"/>
    </style:style>
    <style:style style:name="P6" style:family="paragraph" style:parent-style-name="Standard">
      <style:paragraph-properties fo:text-align="start" style:justify-single-word="false"/>
      <style:text-properties officeooo:rsid="000901a1" officeooo:paragraph-rsid="000901a1"/>
    </style:style>
    <style:style style:name="T1" style:family="text">
      <style:text-properties officeooo:rsid="00079ad7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79ad7" style:font-size-asian="15pt" style:font-size-complex="15pt"/>
    </style:style>
    <style:style style:name="T4" style:family="text">
      <style:text-properties officeooo:rsid="000901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Client Computing – Project 2 보고서 </text:p>
      <text:p text:style-name="P2">20163182 황승애</text:p>
      <text:p text:style-name="P3"/>
      <text:p text:style-name="P3">1. $('#serialize'), $('#deserialize')</text:p>
      <text:p text:style-name="P3">홈페이지를 들어가면 밑에 부분에 자유롭게 서술할 수 있도록 JSON을 이용하여 제작하였다.</text:p>
      <text:p text:style-name="P3"/>
      <text:p text:style-name="P3">2. function bigger(a), function normal(a)</text:p>
      <text:p text:style-name="P3">Festival에 들어가면 이미지에 마우스를 올리면 커지고 마우스가 사라지면 다시 원래 크기로 돌아오게 효과를 주었다.</text:p>
      <text:p text:style-name="P3"/>
      <text:p text:style-name="P4">3. $('input').focus, $('input').blur</text:p>
      <text:p text:style-name="P4">Apply에 들어가면 input창들이 <text:s/><text:span text:style-name="T1">있는데 그 창에 입력하려고 클릭하면 숨겨져 있던 메세지들이 나오는 효과를 주었다.</text:span></text:p>
      <text:p text:style-name="P4"/>
      <text:p text:style-name="P4">4. var msg_4 = $('#input_4').val() alert("Join Us~!")</text:p>
      <text:p text:style-name="P4">Apply에 들어가면 Apply 버튼이 <text:s/><text:span text:style-name="T1">있는데 그 버튼을 누르면 </text:span>"Join Us~!"라는 메세지가 뜨게 팝업창을 띄우는 <text:span text:style-name="T1">효과를 주었다.</text:span></text:p>
      <text:p text:style-name="P3"/>
      <text:p text:style-name="P3"><text:span text:style-name="T4">5</text:span>. $("#show"), $("#hide")</text:p>
      <text:p text:style-name="P3">About에 들어가면 Show와 Hide 버튼이 있는데 Show를 누르면 박스가 나타나면서 글이 보이고 Hide를 누르면 박스가 사라진다. </text:p>
      <text:p text:style-name="P3"/>
      <text:p text:style-name="P3"><text:span text:style-name="T4">6</text:span>. $("#animate"<text:span text:style-name="T4">)</text:span></text:p>
      <text:p text:style-name="P3">About에 들어가면 Click버튼이 <text:s/>있는데 Click!!를 누르면 <text:s/>박스가 왼쪽에서 슬라이드로 날아오는 효과를 주었다.</text:p>
      <text:p text:style-name="P3"/>
      <text:p text:style-name="P3"><text:span text:style-name="T4">7</text:span>. $("#flip"), $("#panel")</text:p>
      <text:p text:style-name="P5"><text:span text:style-name="T3">About에 들어가면 하늘색 막대가 <text:s/>있는데 Festival Type(Up or Down)를 누르면 <text:s/>숨겨져 있던 내용이 밑으로 슬라이드 되면서 나타나는 효과를 주었다.</text:span></text:p>
      <text:p text:style-name="P5"><text:span text:style-name="T3"/></text:p>
      <text:p text:style-name="P6"><text:span text:style-name="T2">8</text:span><text:span text:style-name="T3">. </text:span><text:span text:style-name="T2">fadeToggle(2500), fadeToggle("fast");</text:span></text:p>
      <text:p text:style-name="P6"><text:span text:style-name="T3">About에 들어가면 *</text:span><text:span text:style-name="T2">Want to click</text:span><text:span text:style-name="T3">* 버튼이 있는데 버튼을 누르면 박스들이 사라지고 한번더 누르면 다시 박스가 나타나는 효과를 주었다.</text:span></text:p>
      <text:p text:style-name="P6"><text:span text:style-name="T3"/></text:p>
      <text:p text:style-name="P6"><text:soft-page-break/><text:span text:style-name="T3">9. </text:span><text:span text:style-name="T2">document.getElementById("demo").innerHTML = Date();</text:span></text:p>
      <text:p text:style-name="P6"><text:span text:style-name="T2">Ect..에 </text:span><text:span text:style-name="T3">들어가면 </text:span><text:span text:style-name="T2">What time is it now?</text:span><text:span text:style-name="T3"> 버튼이 있는데 버튼을 누르면 현재 시각을 알려주고 누르면 시간이 현재 시간으로 </text:span><text:span text:style-name="T2">계속 리셋 시켜주는 <text:s/></text:span><text:span text:style-name="T3">효과를 주었다.</text:span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3:38:56.662497406</meta:creation-date>
    <dc:date>2017-06-08T23:58:39.113630792</dc:date>
    <meta:editing-duration>PT8M21S</meta:editing-duration>
    <meta:editing-cycles>1</meta:editing-cycles>
    <meta:document-statistic meta:table-count="0" meta:image-count="0" meta:object-count="0" meta:page-count="2" meta:paragraph-count="20" meta:word-count="465" meta:character-count="1054" meta:non-whitespace-character-count="881"/>
    <meta:generator>LibreOffice/5.1.6.2$Linux_X86_64 LibreOffice_project/10m0$Build-2</meta:generator>
  </office:meta>
</office:document-meta>
</file>